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24mm"/>
    </style:style>
    <style:style style:name="ro1" style:family="table-row">
      <style:table-row-properties style:row-height="9.86mm" fo:break-before="auto" style:use-optimal-row-height="false"/>
    </style:style>
    <style:style style:name="ro2" style:family="table-row">
      <style:table-row-properties style:row-height="6.97mm" fo:break-before="auto" style:use-optimal-row-height="fals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3.53mm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vertical-align="botto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ation" table:style-name="ta1">
        <table:table-column table:style-name="co1" table:default-cell-style-name="ce5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OM Prénom étudiant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" office:value-type="string" calcext:value-type="string">
            <text:p>Remarqu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5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 (Navigateur Firefox et Google Chrome)</text:p>
            <text:p>  - Pas de liens vers des pages inexistantes</text:p>
            <text:p>  - Pas d'images absentes</text:p>
          </table:table-cell>
          <table:covered-table-cell table:number-columns-repeated="4" table:style-name="ce6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15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espect de l'intégration du fichier psd / jpg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5">
          <table:table-cell office:value-type="string" calcext:value-type="string" table:number-columns-spanned="6" table:number-rows-spanned="1">
            <text:p><text:span text:style-name="T1">Le site s'affiche correctement dans le mode responsive des navigateurs</text:span></text:p>
            <text:p><text:span text:style-name="T1">(ctrl + maj + M)</text:span>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es fonctionnalités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Gestion responsive des images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Ajout d'ancres au sein de la même page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Utilisation de transition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Intégration d'une vidéo Youtube (Sur la page que vous voulez)</text:p>
          </table:table-cell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et bonnes pratiques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Formulaires accessibles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espect de la sémantique HTML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Chaque page possède son propre titre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Les images possèdent l'attribut "alt" avec une valeur si c'est pertinent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Bonus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Utilisation de fonts icon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Présence d'un favicon sur toutes les autres pages</text:p>
          </table:table-cell>
          <table:covered-table-cell table:number-columns-repeated="5" table:style-name="ce7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Economie de sélecteurs CS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Ajouter le logo d'un réseau social (barre latérale / page contact / pied de page) en webfont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9" office:value-type="string" calcext:value-type="string" table:number-columns-spanned="6" table:number-rows-spanned="1">
            <text:p>Total</text:p>
          </table:table-cell>
          <table:covered-table-cell table:number-columns-repeated="5" table:style-name="ce17"/>
          <table:table-cell table:style-name="ce17"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Remarques globale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1" table:number-columns-spanned="8" table:number-rows-spanned="5"/>
          <table:covered-table-cell table:number-columns-repeated="7"/>
          <table:table-cell table:number-columns-repeated="1016"/>
        </table:table-row>
        <table:table-row table:style-name="ro4">
          <table:covered-table-cell table:style-name="Default"/>
          <table:covered-table-cell table:number-columns-repeated="7"/>
          <table:table-cell table:number-columns-repeated="1016"/>
        </table:table-row>
        <table:table-row table:style-name="ro4">
          <table:covered-table-cell table:style-name="Default"/>
          <table:covered-table-cell table:number-columns-repeated="7"/>
          <table:table-cell table:number-columns-repeated="1016"/>
        </table:table-row>
        <table:table-row table:style-name="ro4">
          <table:covered-table-cell table:style-name="Default"/>
          <table:covered-table-cell table:number-columns-repeated="7"/>
          <table:table-cell table:number-columns-repeated="1016"/>
        </table:table-row>
        <table:table-row table:style-name="ro4">
          <table:covered-table-cell table:style-name="Default"/>
          <table:covered-table-cell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22:19:33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09:27:54.752000000</meta:creation-date>
    <meta:generator>LibreOffice/6.2.5.2$Windows_X86_64 LibreOffice_project/1ec314fa52f458adc18c4f025c545a4e8b22c159</meta:generator>
    <dc:date>2020-11-14T22:56:45.549000000</dc:date>
    <meta:editing-duration>PT11H12M4S</meta:editing-duration>
    <meta:editing-cycles>35</meta:editing-cycles>
    <meta:document-statistic meta:table-count="1" meta:cell-count="26" meta:object-count="0"/>
  </office:meta>
</office:document-meta>
</file>